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83f" officeooo:paragraph-rsid="0011c83f"/>
    </style:style>
    <style:style style:name="P2" style:family="paragraph" style:parent-style-name="Standard">
      <style:text-properties officeooo:rsid="0013a697" officeooo:paragraph-rsid="0013a697"/>
    </style:style>
    <style:style style:name="P3" style:family="paragraph" style:parent-style-name="Standard">
      <style:text-properties fo:color="#c9211e" officeooo:paragraph-rsid="0017b72b"/>
    </style:style>
    <style:style style:name="P4" style:family="paragraph" style:parent-style-name="Standard">
      <style:text-properties fo:color="#c9211e" officeooo:rsid="00171819" officeooo:paragraph-rsid="0017b72b"/>
    </style:style>
    <style:style style:name="P5" style:family="paragraph" style:parent-style-name="Standard">
      <style:text-properties fo:color="#c9211e" officeooo:rsid="00171819" officeooo:paragraph-rsid="0019ee12"/>
    </style:style>
    <style:style style:name="P6" style:family="paragraph" style:parent-style-name="Standard">
      <style:text-properties fo:color="#c9211e" officeooo:rsid="00171819" officeooo:paragraph-rsid="001a3650"/>
    </style:style>
    <style:style style:name="P7" style:family="paragraph" style:parent-style-name="Standard">
      <style:text-properties fo:color="#c9211e" officeooo:rsid="00171819" officeooo:paragraph-rsid="001d152f"/>
    </style:style>
    <style:style style:name="P8" style:family="paragraph" style:parent-style-name="Standard">
      <style:text-properties fo:color="#c9211e" officeooo:rsid="00171819" officeooo:paragraph-rsid="001fd7cf"/>
    </style:style>
    <style:style style:name="P9" style:family="paragraph" style:parent-style-name="Standard">
      <style:text-properties fo:color="#c9211e" officeooo:rsid="00171819" officeooo:paragraph-rsid="00217ece"/>
    </style:style>
    <style:style style:name="P10" style:family="paragraph" style:parent-style-name="Standard">
      <style:text-properties fo:color="#c9211e" officeooo:rsid="001d152f" officeooo:paragraph-rsid="001d152f"/>
    </style:style>
    <style:style style:name="P11" style:family="paragraph" style:parent-style-name="Standard">
      <style:text-properties fo:color="#c9211e" officeooo:rsid="001d152f" officeooo:paragraph-rsid="001fd7cf"/>
    </style:style>
    <style:style style:name="P12" style:family="paragraph" style:parent-style-name="Standard">
      <style:text-properties fo:color="#c9211e" officeooo:rsid="001d152f" officeooo:paragraph-rsid="00217ece"/>
    </style:style>
    <style:style style:name="P13" style:family="paragraph" style:parent-style-name="Standard">
      <style:text-properties fo:color="#757575" officeooo:rsid="00171819" officeooo:paragraph-rsid="00171819"/>
    </style:style>
    <style:style style:name="P14" style:family="paragraph" style:parent-style-name="Standard">
      <style:text-properties officeooo:rsid="00171819" officeooo:paragraph-rsid="00171819"/>
    </style:style>
    <style:style style:name="P15" style:family="paragraph" style:parent-style-name="Standard">
      <style:text-properties officeooo:paragraph-rsid="0017b72b"/>
    </style:style>
    <style:style style:name="P16" style:family="paragraph" style:parent-style-name="Standard">
      <style:text-properties officeooo:paragraph-rsid="001a6e56"/>
    </style:style>
    <style:style style:name="P17" style:family="paragraph" style:parent-style-name="Standard">
      <style:text-properties officeooo:paragraph-rsid="0019ee12"/>
    </style:style>
    <style:style style:name="P18" style:family="paragraph" style:parent-style-name="Standard">
      <style:text-properties officeooo:paragraph-rsid="001fd7cf"/>
    </style:style>
    <style:style style:name="P19" style:family="paragraph" style:parent-style-name="Standard">
      <style:text-properties officeooo:paragraph-rsid="00217ece"/>
    </style:style>
    <style:style style:name="P20" style:family="paragraph" style:parent-style-name="Standard" style:master-page-name="">
      <loext:graphic-properties draw:fill="none"/>
      <style:paragraph-properties fo:margin-left="0.199cm" fo:margin-right="0cm" fo:text-indent="0cm" style:auto-text-indent="false" style:page-number="auto" fo:background-color="transparent"/>
      <style:text-properties fo:color="#757575" officeooo:rsid="0011c83f" officeooo:paragraph-rsid="0011c83f"/>
    </style:style>
    <style:style style:name="P2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rsid="0011c83f" officeooo:paragraph-rsid="0011c83f"/>
    </style:style>
    <style:style style:name="P2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rsid="0011c83f" officeooo:paragraph-rsid="0013a697"/>
    </style:style>
    <style:style style:name="P2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13a697"/>
    </style:style>
    <style:style style:name="P2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757575" officeooo:rsid="0011c83f" officeooo:paragraph-rsid="0019ee12"/>
    </style:style>
    <style:style style:name="P2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19ee12"/>
    </style:style>
    <style:style style:name="P2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1a3650"/>
    </style:style>
    <style:style style:name="T1" style:family="text">
      <style:text-properties fo:color="#c9211e"/>
    </style:style>
    <style:style style:name="T2" style:family="text">
      <style:text-properties fo:color="#c9211e" officeooo:rsid="0013a697"/>
    </style:style>
    <style:style style:name="T3" style:family="text">
      <style:text-properties fo:color="#c9211e" officeooo:rsid="0017b72b"/>
    </style:style>
    <style:style style:name="T4" style:family="text">
      <style:text-properties fo:color="#c9211e" officeooo:rsid="00171819"/>
    </style:style>
    <style:style style:name="T5" style:family="text">
      <style:text-properties fo:color="#c9211e" officeooo:rsid="0019ee12"/>
    </style:style>
    <style:style style:name="T6" style:family="text">
      <style:text-properties fo:color="#c9211e" officeooo:rsid="0011c83f"/>
    </style:style>
    <style:style style:name="T7" style:family="text">
      <style:text-properties fo:color="#c9211e" officeooo:rsid="001b79df"/>
    </style:style>
    <style:style style:name="T8" style:family="text">
      <style:text-properties fo:color="#c9211e" officeooo:rsid="001d152f"/>
    </style:style>
    <style:style style:name="T9" style:family="text">
      <style:text-properties fo:color="#c9211e" officeooo:rsid="001fd7cf"/>
    </style:style>
    <style:style style:name="T10" style:family="text">
      <style:text-properties fo:color="#c9211e" officeooo:rsid="00217ece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officeooo:rsid="0013a697"/>
    </style:style>
    <style:style style:name="T13" style:family="text">
      <style:text-properties style:use-window-font-color="true" officeooo:rsid="0013d538"/>
    </style:style>
    <style:style style:name="T14" style:family="text">
      <style:text-properties style:use-window-font-color="true" officeooo:rsid="00171819"/>
    </style:style>
    <style:style style:name="T15" style:family="text">
      <style:text-properties style:use-window-font-color="true" officeooo:rsid="0017b72b"/>
    </style:style>
    <style:style style:name="T16" style:family="text">
      <style:text-properties style:use-window-font-color="true" officeooo:rsid="0019b3f4"/>
    </style:style>
    <style:style style:name="T17" style:family="text">
      <style:text-properties style:use-window-font-color="true" officeooo:rsid="0019ee12"/>
    </style:style>
    <style:style style:name="T18" style:family="text">
      <style:text-properties style:use-window-font-color="true" officeooo:rsid="0011c83f"/>
    </style:style>
    <style:style style:name="T19" style:family="text">
      <style:text-properties style:use-window-font-color="true" officeooo:rsid="001a3650"/>
    </style:style>
    <style:style style:name="T20" style:family="text">
      <style:text-properties style:use-window-font-color="true" officeooo:rsid="001a6e56"/>
    </style:style>
    <style:style style:name="T21" style:family="text">
      <style:text-properties style:use-window-font-color="true" officeooo:rsid="001a84ed"/>
    </style:style>
    <style:style style:name="T22" style:family="text">
      <style:text-properties style:use-window-font-color="true" officeooo:rsid="001a8fd6"/>
    </style:style>
    <style:style style:name="T23" style:family="text">
      <style:text-properties style:use-window-font-color="true" officeooo:rsid="001b79df"/>
    </style:style>
    <style:style style:name="T24" style:family="text">
      <style:text-properties style:use-window-font-color="true" officeooo:rsid="001bda3c"/>
    </style:style>
    <style:style style:name="T25" style:family="text">
      <style:text-properties style:use-window-font-color="true" officeooo:rsid="001d152f"/>
    </style:style>
    <style:style style:name="T26" style:family="text">
      <style:text-properties style:use-window-font-color="true" officeooo:rsid="001e23d1"/>
    </style:style>
    <style:style style:name="T27" style:family="text">
      <style:text-properties style:use-window-font-color="true" officeooo:rsid="001fd7cf"/>
    </style:style>
    <style:style style:name="T28" style:family="text">
      <style:text-properties style:use-window-font-color="true" officeooo:rsid="00217ece"/>
    </style:style>
    <style:style style:name="T29" style:family="text">
      <style:text-properties officeooo:rsid="00171819"/>
    </style:style>
    <style:style style:name="T30" style:family="text">
      <style:text-properties officeooo:rsid="0017b72b"/>
    </style:style>
    <style:style style:name="T31" style:family="text">
      <style:text-properties officeooo:rsid="0019ee12"/>
    </style:style>
    <style:style style:name="T32" style:family="text">
      <style:text-properties officeooo:rsid="001a8fd6"/>
    </style:style>
    <style:style style:name="T33" style:family="text">
      <style:text-properties officeooo:rsid="001b79df"/>
    </style:style>
    <style:style style:name="T34" style:family="text">
      <style:text-properties officeooo:rsid="001bda3c"/>
    </style:style>
    <style:style style:name="T35" style:family="text">
      <style:text-properties officeooo:rsid="001d152f"/>
    </style:style>
    <style:style style:name="T36" style:family="text">
      <style:text-properties officeooo:rsid="001fd7cf"/>
    </style:style>
    <style:style style:name="T37" style:family="text">
      <style:text-properties officeooo:rsid="00217e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erface </text:span>Controlador</text:p>
      <text:p text:style-name="P20">//Métodos Abstratos</text:p>
      <text:p text:style-name="P21"><text:span text:style-name="T1">publico abstrato Metodo </text:span>ligar( )</text:p>
      <text:p text:style-name="P22"><text:span text:style-name="T1">publico abstrato Metodo</text:span> desligar( )</text:p>
      <text:p text:style-name="P22"><text:span text:style-name="T1">publico abstrato Metodo</text:span> abrirMenu( )</text:p>
      <text:p text:style-name="P22"><text:span text:style-name="T1">publico abstrato Metodo </text:span><text:span text:style-name="T12">fecharMenu( )</text:span></text:p>
      <text:p text:style-name="P22"><text:span text:style-name="T2">publico abstrato Metodo </text:span><text:span text:style-name="T12">maisVolume( )</text:span></text:p>
      <text:p text:style-name="P22"><text:span text:style-name="T2">publico abstrato Metodo </text:span><text:span text:style-name="T12">m</text:span><text:span text:style-name="T13">enos</text:span><text:span text:style-name="T12">Volume( )</text:span></text:p>
      <text:p text:style-name="P22"><text:span text:style-name="T2">publico abstrato Metodo </text:span><text:span text:style-name="T13">ligarMudo</text:span><text:span text:style-name="T12">( )</text:span></text:p>
      <text:p text:style-name="P22"><text:span text:style-name="T2">publico abstrato Metodo </text:span><text:span text:style-name="T13">desligarMudo</text:span><text:span text:style-name="T12">( )</text:span></text:p>
      <text:p text:style-name="P23"><text:span text:style-name="T2">publico abstrato Metodo </text:span><text:span text:style-name="T13">play</text:span><text:span text:style-name="T12">( )</text:span></text:p>
      <text:p text:style-name="P22"><text:span text:style-name="T2">publico abstrato Metodo </text:span><text:span text:style-name="T13">pause</text:span><text:span text:style-name="T12">( )</text:span></text:p>
      <text:p text:style-name="P21"/>
      <text:p text:style-name="P2"><text:span text:style-name="T1">FimInterface</text:span></text:p>
      <text:p text:style-name="P2"><text:span text:style-name="T11">------------------------------------------------------------</text:span></text:p>
      <text:p text:style-name="P14"><text:span text:style-name="T1">classe </text:span><text:span text:style-name="T11">ControleRemoto </text:span><text:span text:style-name="T5">implementa</text:span><text:span text:style-name="T17"> Controlador</text:span></text:p>
      <text:p text:style-name="P13"><text:span text:style-name="T31">//Sobescrevendo Métodos</text:span></text:p>
      <text:p text:style-name="P24"><text:span text:style-name="T1">publico Metodo </text:span><text:span text:style-name="T11">ligar( )</text:span></text:p>
      <text:p text:style-name="P5"><text:span text:style-name="T30"><text:s text:c="2"/><text:tab/></text:span><text:span text:style-name="T20">setLigado(verdadeiro)</text:span></text:p>
      <text:p text:style-name="P5"><text:span text:style-name="T30"><text:s text:c="2"/>FimMetodo</text:span> </text:p>
      <text:p text:style-name="P14"><text:span text:style-name="T1"/></text:p>
      <text:p text:style-name="P24"><text:span text:style-name="T1">publico Metodo </text:span><text:span text:style-name="T17">des</text:span><text:span text:style-name="T11">ligar( )</text:span></text:p>
      <text:p text:style-name="P16"><text:span text:style-name="T3"><text:s text:c="2"/><text:tab/></text:span><text:span text:style-name="T20">set</text:span><text:span text:style-name="T21">L</text:span><text:span text:style-name="T20">igado(</text:span><text:span text:style-name="T21">falso</text:span><text:span text:style-name="T20">)</text:span></text:p>
      <text:p text:style-name="P5"><text:span text:style-name="T30"><text:s text:c="2"/>FimMetodo</text:span> </text:p>
      <text:p text:style-name="P5"><text:span text:style-name="T1"/></text:p>
      <text:p text:style-name="P24"><text:span text:style-name="T1">publico Metodo </text:span><text:span text:style-name="T17">abrirMenu</text:span><text:span text:style-name="T11">( )</text:span></text:p>
      <text:p text:style-name="P5"><text:span text:style-name="T30"><text:s text:c="2"/><text:tab/></text:span><text:span text:style-name="T32">Escreva</text:span><text:span text:style-name="T22">(getLigado())</text:span></text:p>
      <text:p text:style-name="P5"><text:span text:style-name="T22"><text:tab/></text:span><text:span text:style-name="T33">Escreva</text:span><text:span text:style-name="T23">(getVolume()) </text:span></text:p>
      <text:p text:style-name="P17"><text:span text:style-name="T23"><text:tab/><text:tab/></text:span><text:span text:style-name="T7">Para</text:span><text:span text:style-name="T23"> i = 0 </text:span><text:span text:style-name="T7">ate </text:span><text:span text:style-name="T23">getVolume() </text:span><text:span text:style-name="T7">passo</text:span><text:span text:style-name="T23"> 10 </text:span><text:span text:style-name="T7">faça</text:span></text:p>
      <text:p text:style-name="P5"><text:span text:style-name="T23"><text:tab/><text:tab/><text:tab/>Escreva(“/”)</text:span></text:p>
      <text:p text:style-name="P5"><text:span text:style-name="T23"><text:tab/><text:tab/></text:span><text:span text:style-name="T33">FimPara</text:span></text:p>
      <text:p text:style-name="P5"/>
      <text:p text:style-name="P5"><text:span text:style-name="T30"><text:s text:c="2"/>FimMetodo</text:span> </text:p>
      <text:p text:style-name="P5"/>
      <text:p text:style-name="P24"><text:span text:style-name="T1">publico Metodo </text:span><text:span text:style-name="T17">fecharMenu</text:span><text:span text:style-name="T11">( )</text:span></text:p>
      <text:p text:style-name="P5"><text:span text:style-name="T30"><text:s text:c="2"/><text:tab/></text:span><text:span text:style-name="T34">Escreva</text:span><text:span text:style-name="T24">(“Fechando Menu”)</text:span></text:p>
      <text:p text:style-name="P5"><text:span text:style-name="T30"><text:s text:c="2"/>FimMetodo</text:span> </text:p>
      <text:p text:style-name="P5"/>
      <text:p text:style-name="P24"><text:span text:style-name="T1">publico Metodo </text:span><text:span text:style-name="T17">maisVolume</text:span><text:span text:style-name="T11">( )</text:span></text:p>
      <text:p text:style-name="P5"><text:span text:style-name="T30"><text:s text:c="2"/><text:tab/></text:span><text:span text:style-name="T35">Se </text:span><text:span text:style-name="T25">(getLigado())</text:span><text:span text:style-name="T35"> então</text:span></text:p>
      <text:p text:style-name="P10"><text:tab/> <text:s/><text:span text:style-name="T11">setVolume(getVolume( ) </text:span><text:span text:style-name="T26">+</text:span><text:span text:style-name="T11"> 1)</text:span></text:p>
      <text:p text:style-name="P10"><text:tab/>FimSe</text:p>
      <text:p text:style-name="P5"><text:span text:style-name="T30"><text:s text:c="2"/>FimMetodo</text:span> </text:p>
      <text:p text:style-name="P5"/>
      <text:p text:style-name="P25"><text:span text:style-name="T6">publico Metodo </text:span><text:span text:style-name="T17">menosVolume</text:span><text:span text:style-name="T18">( )</text:span></text:p>
      <text:p text:style-name="P7"><text:span text:style-name="T30"><text:s text:c="2"/><text:tab/></text:span><text:span text:style-name="T35">Se </text:span><text:span text:style-name="T25">(getLigado())</text:span><text:span text:style-name="T35"> então</text:span></text:p>
      <text:p text:style-name="P10"><text:tab/> <text:s/><text:span text:style-name="T11">setVolume(getVolume( ) - 1)</text:span></text:p>
      <text:p text:style-name="P10"><text:tab/>FimSe</text:p>
      <text:p text:style-name="P5"><text:span text:style-name="T30"><text:s text:c="2"/>FimMetodo</text:span> </text:p>
      <text:p text:style-name="P5"/>
      <text:p text:style-name="P5"/>
      <text:p text:style-name="P5"/>
      <text:p text:style-name="P26"><text:soft-page-break/><text:span text:style-name="T6">publico Metodo </text:span><text:span text:style-name="T19">ligarMudo</text:span><text:span text:style-name="T18">( )</text:span></text:p>
      <text:p text:style-name="P8"><text:span text:style-name="T30"><text:s text:c="2"/><text:tab/></text:span><text:span text:style-name="T35">Se </text:span><text:span text:style-name="T25">(getLigado() </text:span><text:span text:style-name="T36">e</text:span><text:span text:style-name="T27"> getVolume( ) &gt; 0</text:span><text:span text:style-name="T25">)</text:span><text:span text:style-name="T35"> então</text:span></text:p>
      <text:p text:style-name="P18"><text:span text:style-name="T8"><text:tab/> <text:s/></text:span><text:span text:style-name="T25">setVolume(</text:span><text:span text:style-name="T27">0</text:span><text:span text:style-name="T25">)</text:span></text:p>
      <text:p text:style-name="P11"><text:tab/>FimSe</text:p>
      <text:p text:style-name="P6"><text:span text:style-name="T30"><text:s text:c="2"/>FimMetodo</text:span> </text:p>
      <text:p text:style-name="P6"/>
      <text:p text:style-name="P26"><text:span text:style-name="T6">publico Metodo </text:span><text:span text:style-name="T19">desligarMudo</text:span><text:span text:style-name="T18">( )</text:span></text:p>
      <text:p text:style-name="P18"><text:span text:style-name="T3"><text:s/><text:tab/> </text:span><text:span text:style-name="T8">Se </text:span><text:span text:style-name="T25">(getLigado() </text:span><text:span text:style-name="T9">e</text:span><text:span text:style-name="T27"> getVolume( ) = 0</text:span><text:span text:style-name="T25">)</text:span><text:span text:style-name="T8"> então</text:span></text:p>
      <text:p text:style-name="P18"><text:span text:style-name="T8"><text:tab/> <text:s/></text:span><text:span text:style-name="T25">setVolume(</text:span><text:span text:style-name="T27">50</text:span><text:span text:style-name="T25">)</text:span></text:p>
      <text:p text:style-name="P11"><text:tab/>FimSe</text:p>
      <text:p text:style-name="P6"><text:span text:style-name="T30"><text:s text:c="2"/>FimMetodo</text:span> </text:p>
      <text:p text:style-name="P6"/>
      <text:p text:style-name="P26"><text:span text:style-name="T6">publico Metodo </text:span><text:span text:style-name="T19">play</text:span><text:span text:style-name="T18">( )</text:span></text:p>
      <text:p text:style-name="P19"><text:span text:style-name="T3"><text:s text:c="2"/><text:tab/></text:span><text:span text:style-name="T8">Se </text:span><text:span text:style-name="T25">(getLigado() </text:span><text:span text:style-name="T9">e </text:span><text:span text:style-name="T10">nao</text:span><text:span text:style-name="T27"> get</text:span><text:span text:style-name="T28">Tocando</text:span><text:span text:style-name="T27">( )</text:span><text:span text:style-name="T25">)</text:span><text:span text:style-name="T8"> então</text:span></text:p>
      <text:p text:style-name="P19"><text:span text:style-name="T8"><text:tab/> <text:s/></text:span><text:span text:style-name="T25">set</text:span><text:span text:style-name="T28">Tocando</text:span><text:span text:style-name="T25">(</text:span><text:span text:style-name="T28">verdadeiro</text:span><text:span text:style-name="T25">)</text:span></text:p>
      <text:p text:style-name="P12"><text:tab/>FimSe</text:p>
      <text:p text:style-name="P6"><text:span text:style-name="T30"><text:s text:c="2"/>FimMetodo</text:span> </text:p>
      <text:p text:style-name="P6"/>
      <text:p text:style-name="P26"><text:span text:style-name="T6">publico Metodo </text:span><text:span text:style-name="T19">pause</text:span><text:span text:style-name="T18">( )</text:span></text:p>
      <text:p text:style-name="P9"><text:span text:style-name="T30"><text:s text:c="2"/><text:tab/></text:span><text:span text:style-name="T35">Se </text:span><text:span text:style-name="T25">(getLigado() </text:span><text:span text:style-name="T36">e </text:span><text:span text:style-name="T37">nao</text:span><text:span text:style-name="T27"> get</text:span><text:span text:style-name="T28">Tocando</text:span><text:span text:style-name="T27">( )</text:span><text:span text:style-name="T25">)</text:span><text:span text:style-name="T35"> então</text:span></text:p>
      <text:p text:style-name="P19"><text:span text:style-name="T8"><text:tab/> <text:s/></text:span><text:span text:style-name="T25">set</text:span><text:span text:style-name="T28">Tocando</text:span><text:span text:style-name="T25">(</text:span><text:span text:style-name="T28">falso</text:span><text:span text:style-name="T25">)</text:span></text:p>
      <text:p text:style-name="P12"><text:tab/>FimSe</text:p>
      <text:p text:style-name="P6"><text:span text:style-name="T30"><text:s text:c="2"/>FimMetodo</text:span> </text:p>
      <text:p text:style-name="P6"/>
      <text:p text:style-name="P13">//Atributos</text:p>
      <text:p text:style-name="P14"><text:span text:style-name="T1">privado inteiro </text:span><text:span text:style-name="T11">volume </text:span></text:p>
      <text:p text:style-name="P14"><text:span text:style-name="T1">privado logico </text:span><text:span text:style-name="T11">ligado</text:span></text:p>
      <text:p text:style-name="P14"><text:span text:style-name="T1">privado logico </text:span><text:span text:style-name="T11">tocando</text:span></text:p>
      <text:p text:style-name="P13">//Métodos Especiais</text:p>
      <text:p text:style-name="P15"><text:span text:style-name="T3">publico Metodo</text:span><text:span text:style-name="T4"> </text:span><text:span text:style-name="T15">C</text:span><text:span text:style-name="T14">o</text:span><text:span text:style-name="T15">nstrutor( )</text:span></text:p>
      <text:p text:style-name="P15"><text:span text:style-name="T15"><text:tab/>volume = 50</text:span></text:p>
      <text:p text:style-name="P15"><text:span text:style-name="T15"><text:tab/>ligado = falso</text:span></text:p>
      <text:p text:style-name="P15"><text:span text:style-name="T15"><text:tab/>tocando = falso</text:span></text:p>
      <text:p text:style-name="P3"><text:span text:style-name="T30">FimMetodo</text:span><text:span text:style-name="T29"> </text:span></text:p>
      <text:p text:style-name="P15"><text:span text:style-name="T3"/></text:p>
      <text:p text:style-name="P15"><text:span text:style-name="T3">privado Metodo</text:span><text:span text:style-name="T4"> </text:span><text:span text:style-name="T15">getVolume( )</text:span></text:p>
      <text:p text:style-name="P15"><text:span text:style-name="T3"><text:tab/>retorne </text:span><text:span text:style-name="T15">volume</text:span></text:p>
      <text:p text:style-name="P3"><text:span text:style-name="T30">FimMetodo</text:span><text:span text:style-name="T29"> </text:span></text:p>
      <text:p text:style-name="P3"/>
      <text:p text:style-name="P15"><text:span text:style-name="T3">privado Metodo</text:span><text:span text:style-name="T4"> </text:span><text:span text:style-name="T15">getLigado( )</text:span></text:p>
      <text:p text:style-name="P15"><text:span text:style-name="T3"><text:tab/>retorne </text:span><text:span text:style-name="T15">volume</text:span></text:p>
      <text:p text:style-name="P4"><text:span text:style-name="T30">FimMetodo</text:span> </text:p>
      <text:p text:style-name="P4"><text:span text:style-name="T11"/></text:p>
      <text:p text:style-name="P15"><text:span text:style-name="T3">privado Metodo</text:span><text:span text:style-name="T4"> </text:span><text:span text:style-name="T15">getTocando( )</text:span></text:p>
      <text:p text:style-name="P15"><text:span text:style-name="T3"><text:tab/>retorne </text:span><text:span text:style-name="T15">volume</text:span></text:p>
      <text:p text:style-name="P4"><text:span text:style-name="T30">FimMetodo</text:span> </text:p>
      <text:p text:style-name="P4"/>
      <text:p text:style-name="P15"><text:span text:style-name="T3">privado Metodo</text:span><text:span text:style-name="T4"> </text:span><text:span text:style-name="T15">setVolume(</text:span><text:span text:style-name="T16">v: Inteiro</text:span><text:span text:style-name="T15">)</text:span></text:p>
      <text:p text:style-name="P15"><text:span text:style-name="T3"><text:tab/></text:span><text:span text:style-name="T15">volume = v</text:span></text:p>
      <text:p text:style-name="P4"><text:span text:style-name="T30">FimMetodo</text:span> </text:p>
      <text:p text:style-name="P4"/>
      <text:p text:style-name="P15"><text:span text:style-name="T3">privado Metodo</text:span><text:span text:style-name="T4"> </text:span><text:span text:style-name="T15">setLigado(</text:span><text:span text:style-name="T16">l: logico</text:span><text:span text:style-name="T15"> )</text:span></text:p>
      <text:p text:style-name="P15"><text:soft-page-break/><text:span text:style-name="T3"><text:tab/></text:span><text:span text:style-name="T16">ligado</text:span><text:span text:style-name="T15"> = </text:span><text:span text:style-name="T16">l</text:span></text:p>
      <text:p text:style-name="P4"><text:span text:style-name="T30">FimMetodo</text:span> </text:p>
      <text:p text:style-name="P4"/>
      <text:p text:style-name="P15"><text:span text:style-name="T3">privado Metodo</text:span><text:span text:style-name="T4"> </text:span><text:span text:style-name="T15">setTocando(</text:span><text:span text:style-name="T16">t: logico</text:span><text:span text:style-name="T15"> )</text:span></text:p>
      <text:p text:style-name="P15"><text:span text:style-name="T3"><text:tab/></text:span><text:span text:style-name="T16">tocando</text:span><text:span text:style-name="T15"> = </text:span><text:span text:style-name="T16">t</text:span></text:p>
      <text:p text:style-name="P4"><text:span text:style-name="T30">FimMetodo</text:span>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8:43:31.472185189</meta:creation-date>
    <meta:generator>LibreOffice/6.4.6.2$Linux_X86_64 LibreOffice_project/40$Build-2</meta:generator>
    <dc:date>2020-12-12T19:14:34.879651420</dc:date>
    <meta:editing-duration>PT30M54S</meta:editing-duration>
    <meta:editing-cycles>19</meta:editing-cycles>
    <meta:document-statistic meta:table-count="0" meta:image-count="0" meta:object-count="0" meta:page-count="3" meta:paragraph-count="90" meta:word-count="256" meta:character-count="2003" meta:non-whitespace-character-count="1727"/>
  </office:meta>
</office:document-meta>
</file>